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HV</text:p>
          </table:table-cell>
          <table:table-cell/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648125203873314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434834901227396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7363007031579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09996521742968" calcext:value-type="float">
            <text:p>0.51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BEsSurrogate</text:p>
          </table:table-cell>
          <table:table-cell table:style-name="ce1"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0.207963179491034" calcext:value-type="float">
            <text:p>0.21</text:p>
          </table:table-cell>
          <table:table-cell table:style-name="ce2"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0.390067726326792" calcext:value-type="float">
            <text:p>0.39</text:p>
          </table:table-cell>
          <table:table-cell table:style-name="ce2"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0.303907405092017" calcext:value-type="float">
            <text:p>0.30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3"/>
          <table:table-cell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4-02T22:34:28.820403178</dc:date>
    <dc:creator>Matti </dc:creator>
    <meta:editing-duration>PT28M1S</meta:editing-duration>
    <meta:editing-cycles>9</meta:editing-cycles>
    <meta:generator>LibreOffice/4.2.6.3$Linux_X86_64 LibreOffice_project/420m0$Build-3</meta:generator>
    <meta:document-statistic meta:table-count="1" meta:cell-count="21" meta:object-count="0"/>
  </office:meta>
</office:document-meta>
</file>